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d03ef" officeooo:paragraph-rsid="000d03ef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d03ef" officeooo:paragraph-rsid="000d03ef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0d03ef" officeooo:paragraph-rsid="000d03ef" style:font-size-asian="10.5pt" style:font-size-complex="12pt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officeooo:rsid="000d03ef" officeooo:paragraph-rsid="000d03ef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terbury Travel Report</text:p>
      <text:p text:style-name="P2"/>
      <text:p text:style-name="P2">Benjamin Mawdsley</text:p>
      <text:p text:style-name="P2">ICG</text:p>
      <text:p text:style-name="P2"/>
      <text:p text:style-name="P3"/>
      <text:p text:style-name="P3"/>
      <text:p text:style-name="P4"><text:tab/>I attended a two day conference at the University of Kent, in Canterbury. This was a student led event, which was focussed on students at different institutions liaising with one another to try and think of solutions to problems facing the next generation of astronomical surveys. I did not give a presentation, but did get involved with hack sessions on both days. I was also present for a series of talks given by students at SEPnet institutions. </text:p>
      <text:p text:style-name="P4"/>
      <text:p text:style-name="P4"/>
      <text:p text:style-name="P4"/>
      <text:p text:style-name="P4"/>
      <text:p text:style-name="P4">Benjamin Mawdsley</text:p>
      <text:p text:style-name="P4">20/01/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5:52:02.605847994</meta:creation-date>
    <dc:date>2016-01-20T15:58:32.385647517</dc:date>
    <meta:editing-duration>P0D</meta:editing-duration>
    <meta:editing-cycles>1</meta:editing-cycles>
    <meta:document-statistic meta:table-count="0" meta:image-count="0" meta:object-count="0" meta:page-count="1" meta:paragraph-count="6" meta:word-count="86" meta:character-count="519" meta:non-whitespace-character-count="437"/>
    <meta:generator>LibreOffice/4.2.8.2$Linux_X86_64 LibreOffice_project/420m0$Build-2</meta:generator>
  </office:meta>
</office:document-meta>
</file>